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b93b" officeooo:paragraph-rsid="001ab93b"/>
    </style:style>
    <style:style style:name="P2" style:family="paragraph" style:parent-style-name="Standard">
      <style:text-properties officeooo:rsid="001ab93b" officeooo:paragraph-rsid="001badca"/>
    </style:style>
    <style:style style:name="P3" style:family="paragraph" style:parent-style-name="Standard">
      <style:text-properties officeooo:rsid="001ab93b" officeooo:paragraph-rsid="001e331e"/>
    </style:style>
    <style:style style:name="P4" style:family="paragraph" style:parent-style-name="Standard">
      <style:text-properties officeooo:rsid="001fd12d" officeooo:paragraph-rsid="001fd12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</style:style>
    <style:style style:name="P9" style:family="paragraph">
      <loext:graphic-properties draw:fill="solid" draw:fill-color="#ff0000"/>
      <style:paragraph-properties fo:text-align="center"/>
    </style:style>
    <style:style style:name="P10" style:family="paragraph">
      <loext:graphic-properties draw:fill="solid" draw:fill-color="#ffff00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badca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e331e" style:font-style-asian="italic" style:font-weight-asian="bold" style:font-style-complex="italic" style:font-weight-complex="bold"/>
    </style:style>
    <style:style style:name="T4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8pt"/>
    </style:style>
    <style:style style:name="gr1" style:family="graphic">
      <style:graphic-properties draw:marker-start="Arrow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65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0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fill="none" draw:textarea-horizontal-align="justify" draw:textarea-vertical-align="middle" draw:auto-grow-height="false" fo:min-height="4.665cm" fo:min-width="9.2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solid" draw:fill-color="#ff0000" draw:textarea-horizontal-align="justify" draw:textarea-vertical-align="middle" draw:auto-grow-height="false" fo:min-height="1.208cm" fo:min-width="1.24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fill="solid" draw:fill-color="#ffff00" draw:textarea-horizontal-align="justify" draw:textarea-vertical-align="middle" draw:auto-grow-height="false" fo:min-height="0.891cm" fo:min-width="1.54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1.558cm" fo:min-width="2.84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fill="solid" draw:fill-color="#ff0000" draw:textarea-horizontal-align="justify" draw:textarea-vertical-align="middle" draw:auto-grow-height="false" fo:min-height="0.887cm" fo:min-width="0.8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4.609cm" fo:min-width="6.82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Appliquer HPA sur <text:span text:style-name="T1">hasher</text:span> : CPU &gt; <text:s/><text:span text:style-name="T1">50 %</text:span> → nbre de replicas augmente (min 2 replicas, max 5 replicas)</text:p>
      <text:p text:style-name="P1"/>
      <text:p text:style-name="P1">- <text:span text:style-name="T4">Créer HPA</text:span></text:p>
      <text:p text:style-name="P1">- <text:span text:style-name="T4">Deployment hasher : définir les ress (CPU, mém) : min (requests) , max (limits)</text:span></text:p>
      <text:p text:style-name="P1">- <text:span text:style-name="T4">Installer le serveur des métrics</text:span></text:p>
      <text:p text:style-name="P1">- augmenter le nbre de <text:span text:style-name="T1">workers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- </text:span><text:span text:style-name="T2">Volume emptyDir</text:span></text:p>
      <text:p text:style-name="P1"><draw:custom-shape text:anchor-type="paragraph" draw:z-index="0" draw:name="Forme 1" draw:style-name="gr9" svg:width="9.647cm" svg:height="6.518cm" svg:x="3.328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/></text:p>
      <text:p text:style-name="P1"><text:span text:style-name="T1"/></text:p>
      <text:p text:style-name="P1"><draw:custom-shape text:anchor-type="paragraph" draw:z-index="1" draw:name="Forme 2" draw:style-name="gr6" draw:text-style-name="P10" svg:width="1.638cm" svg:height="0.987cm" svg:x="6.84cm" svg:y="0.208cm"><text:p>/cach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"/></text:p>
      <text:p text:style-name="P1"><draw:line text:anchor-type="paragraph" draw:z-index="5" draw:name="Ligne 1" draw:style-name="gr1" draw:text-style-name="P5" svg:x1="7.876cm" svg:y1="2.752cm" svg:x2="7.539cm" svg:y2="0.443cm"><text:p/></draw:line><text:span text:style-name="T1"/></text:p>
      <text:p text:style-name="P1"><draw:frame text:anchor-type="paragraph" draw:z-index="2" draw:name="Cadre de texte 1" draw:style-name="gr2" draw:text-style-name="P6" svg:width="2.19cm" svg:height="0.655cm" svg:x="6.673cm" svg:y="0.173cm"><draw:text-box><text:p><text:span text:style-name="T5"><text:s/></text:span><text:span text:style-name="T5">test-container</text:span></text:p></draw:text-box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custom-shape text:anchor-type="paragraph" draw:z-index="3" draw:name="Forme 3" draw:style-name="gr8" draw:text-style-name="P9" svg:width="1.251cm" svg:height="1.251cm" svg:x="7.177cm" svg:y="0.3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- </text:span><text:span text:style-name="T2">Volume hostPath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custom-shape text:anchor-type="paragraph" draw:z-index="9" draw:name="Forme 7" draw:style-name="gr4" draw:text-style-name="P8" svg:width="9.214cm" svg:height="4.666cm" svg:x="3.593cm" svg:y="0.462cm"><text:p/><draw:enhanced-geometry svg:viewBox="0 0 21600 21600" draw:type="rectangle" draw:enhanced-path="M 0 0 L 21600 0 21600 21600 0 21600 0 0 Z N"/></draw:custom-shape><text:span text:style-name="T1"/></text:p>
      <text:p text:style-name="P1"><text:span text:style-name="T1"/></text:p>
      <text:p text:style-name="P1"><draw:custom-shape text:anchor-type="paragraph" draw:z-index="8" draw:name="Forme 6" draw:style-name="gr5" draw:text-style-name="P9" svg:width="1.758cm" svg:height="1.706cm" svg:x="10.809cm" svg:y="0.404cm"><text:p text:style-name="P5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/></text:p>
      <text:p text:style-name="P1"><draw:custom-shape text:anchor-type="paragraph" draw:z-index="6" draw:name="Forme 4" draw:style-name="gr7" svg:width="4.019cm" svg:height="2.204cm" svg:x="6.239cm" svg:y="0.453cm"><text:p>test-p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/></text:p>
      <text:p text:style-name="P1"><text:span text:style-name="T1"/></text:p>
      <text:p text:style-name="P1"><draw:custom-shape text:anchor-type="paragraph" draw:z-index="7" draw:name="Forme 5" draw:style-name="gr6" draw:text-style-name="P10" svg:width="1.638cm" svg:height="0.987cm" svg:x="8.378cm" svg:y="0.012cm"><text:p>/test-pd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2" draw:name="Ligne 2" draw:style-name="gr1" draw:text-style-name="P5" svg:x1="11.411cm" svg:y1="0.097cm" svg:x2="9.559cm" svg:y2="0.457cm"><text:p/></draw:line><text:span text:style-name="T1"/></text:p>
      <text:p text:style-name="P1"><draw:frame text:anchor-type="paragraph" draw:z-index="4" draw:name="Cadre de texte 2" draw:style-name="gr2" draw:text-style-name="P6" svg:width="2.19cm" svg:height="0.655cm" svg:x="10.617cm" svg:y="0.157cm"><draw:text-box><text:p><text:span text:style-name="T5">test-volumes</text:span></text:p></draw:text-box></draw:frame><text:span text:style-name="T1"/></text:p>
      <text:p text:style-name="P1"><draw:frame text:anchor-type="paragraph" draw:z-index="11" draw:name="Cadre de texte 4" draw:style-name="gr2" draw:text-style-name="P6" svg:width="2.19cm" svg:height="0.655cm" svg:x="10.617cm" svg:y="0.009cm"><draw:text-box><text:p><text:span text:style-name="T5">/data</text:span></text:p></draw:text-box></draw:frame><text:span text:style-name="T1"/></text:p>
      <text:p text:style-name="P1"><text:span text:style-name="T1"/></text:p>
      <text:p text:style-name="P1"><text:span text:style-name="T1"/></text:p>
      <text:p text:style-name="P1"><draw:frame text:anchor-type="paragraph" draw:z-index="10" draw:name="Cadre de texte 3" draw:style-name="gr3" draw:text-style-name="P7" svg:width="5.077cm" svg:height="0.602cm" svg:x="4.916cm" svg:y="0.429cm"><draw:text-box><text:p>host</text:p></draw:text-box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text:soft-page-break/><text:span text:style-name="T1">- </text:span><text:span text:style-name="T3">PersistentVolume : volume</text:span></text:p>
      <text:p text:style-name="P3"><text:span text:style-name="T3"><text:s/>PersistentVolumeClaim : requête envoyée par le pod pour solliciter le volume</text:span></text:p>
      <text:p text:style-name="P3"><text:span text:style-name="T3"><text:s/>StorageClass : provision automatique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4"><text:span text:style-name="T1">config Ansible :</text:span></text:p>
      <text:p text:style-name="P4"><text:span text:style-name="T1">1- ANSIBLE_CONFIG : variable d’environnement</text:span></text:p>
      <text:p text:style-name="P4"><text:span text:style-name="T1">2- ansible.cfg : dans le répertoire courant</text:span></text:p>
      <text:p text:style-name="P4"><text:span text:style-name="T1">3- ~/.ansible.cfg : dans le $HOME</text:span></text:p>
      <text:p text:style-name="P4"><text:span text:style-name="T1">4- /etc/ansible/ansible.cfg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0:26:08.546625378</meta:creation-date>
    <dc:date>2023-03-29T11:50:16.808104250</dc:date>
    <meta:editing-duration>PT31M2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15" meta:word-count="98" meta:character-count="593" meta:non-whitespace-character-count="507"/>
  </office:meta>
</office:document-meta>
</file>